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Hack"/>
    </style:style>
    <style:style style:name="T1" style:family="text">
      <style:text-properties officeooo:rsid="000a3a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3.1</text:p>
      <text:p text:style-name="P1">Fixed relations:</text:p>
      <text:p text:style-name="P1"><text:s text:c="4"/>floor(i,j).</text:p>
      <text:p text:style-name="P1"><text:s text:c="4"/>adjacent(i,j,k,l).</text:p>
      <text:p text:style-name="P1"/>
      <text:p text:style-name="P1">Dynamic relations:</text:p>
      <text:p text:style-name="P1"><text:s text:c="4"/>boulder(i,j).</text:p>
      <text:p text:style-name="P1"><text:s text:c="4"/>player(i,j).</text:p>
      <text:p text:style-name="P1"/>
      <text:p text:style-name="P1">Question 3.2</text:p>
      <text:p text:style-name="P1">Preconditions:</text:p>
      <text:p text:style-name="P1"><text:s text:c="4"/>move(i,j,k,l):</text:p>
      <text:p text:style-name="P1"><text:s text:c="8"/>floor(k,l), ~boulder(k,l), adjacent(i,j,k,l).</text:p>
      <text:p text:style-name="P1"/>
      <text:p text:style-name="P1"><text:s text:c="4"/>push(i,j,k,l,m,n):</text:p>
      <text:p text:style-name="P1"><text:s text:c="8"/>floor(m,n), ~boulder(m,n), boulder(k,l), adjacent(i,j,k,l), </text:p>
      <text:p text:style-name="P1"><text:s text:c="8"/>adjacent(k,l,m,n), i - k = k - m, j - l = l - n.</text:p>
      <text:p text:style-name="P1"/>
      <text:p text:style-name="P1">Effects:</text:p>
      <text:p text:style-name="P1"><text:s text:c="4"/>move(i,j,k,l):</text:p>
      <text:p text:style-name="P1"><text:s text:c="8"/>player(k,l), ~player(i,j).</text:p>
      <text:p text:style-name="P1"><text:s text:c="4"/>push(i,j,k,l,m,n):</text:p>
      <text:p text:style-name="P1"><text:s text:c="8"/>player(k,l), ~player(i,j), boulder(m,n), ~boulder(k,l).</text:p>
      <text:p text:style-name="P1"/>
      <text:p text:style-name="P1">Question 3.3:</text:p>
      <text:p text:style-name="P1">Initial State:</text:p>
      <text:p text:style-name="P1"><text:s text:c="4"/>floor(1,6),floor(1,7),floor(1,8),floor(1,9),</text:p>
      <text:p text:style-name="P1"><text:s text:c="4"/>floor(2,2),floor(2,3),floor(2,4),floor(2,6),</text:p>
      <text:p text:style-name="P1"><text:s text:c="4"/>floor(2,7),floor(2,8),floor(2,9),floor(3,2),</text:p>
      <text:p text:style-name="P1"><text:s text:c="4"/>floor(3,3),floor(3,4),floor(3,6),floor(4,2),</text:p>
      <text:p text:style-name="P1"><text:s text:c="4"/>floor(4,3),floor(4,4),floor(4,6),floor(4,8),</text:p>
      <text:p text:style-name="P1"><text:s text:c="4"/>floor(5,4),floor(5,8),floor(6,1),floor(6,4),</text:p>
      <text:p text:style-name="P1"><text:s text:c="4"/>floor(6,5),floor(6,6),floor(6,7),floor(6,8),</text:p>
      <text:p text:style-name="P1"><text:s text:c="4"/>floor(7,1),floor(7,3),floor(7,4),floor(7,5),</text:p>
      <text:p text:style-name="P1"><text:s text:c="4"/>floor(7,7),floor(7,8),floor(8,1),floor(8,3),</text:p>
      <text:p text:style-name="P1"><text:s text:c="4"/>floor(8,4),floor(8,5),floor(9,1),floor(9,7),</text:p>
      <text:p text:style-name="P1"><text:s text:c="4"/>floor(9,8),floor(9,9),</text:p>
      <text:p text:style-name="P1"/>
      <text:p text:style-name="P1"><text:s text:c="4"/>boulder(3,3),boulder(3,4),boulder(4,3),</text:p>
      <text:p text:style-name="P1"/>
      <text:p text:style-name="P1"><text:s text:c="4"/>player(2,2),</text:p>
      <text:p text:style-name="P1"/>
      <text:p text:style-name="P1"><text:s text:c="4"/>adjacent(2,2,2,3),adjacent(2,2,3,2)</text:p>
      <text:p text:style-name="P1"><text:s text:c="4"/>''' #for each corner tile</text:p>
      <text:p text:style-name="P1"/>
      <text:p text:style-name="P1"><text:s text:c="4"/>adjacent(2,3,2,2),adjacent(2,3,2,4),adjacent(2,3,3,3),</text:p>
      <text:p text:style-name="P1"><text:s text:c="4"/>''' #for each wall adjacent tile that is not a corner</text:p>
      <text:p text:style-name="P1"/>
      <text:p text:style-name="P1"><text:span text:style-name="T1"><text:s text:c="4"/>a</text:span>djacent(3,3,2,3),adjacent(3,3,3,2),adjacent(3,3,3,4), <text:s text:c="23"/><text:tab/>adjacent(3,3,4,3)</text:p>
      <text:p text:style-name="P1"><text:s text:c="4"/>''' #for each not wall adjacent tile</text:p>
      <text:p text:style-name="P1"/>
      <text:p text:style-name="P1"><text:soft-page-break/></text:p>
      <text:p text:style-name="P1">Question 3.4:</text:p>
      <text:p text:style-name="P1">Goal:</text:p>
      <text:p text:style-name="P1"><text:s text:c="4"/>boulder(4,8),boulder(5,8),boulder(6,8)</text:p>
      <text:p text:style-name="P1"/>
      <text:p text:style-name="P1">Question 3.5:</text:p>
      <text:p text:style-name="P1"><text:s text:c="4"/>The search space can be very large. Without specifying a search algorithm with a distance heustistic (like A*), an ASP solution can be slower than one where the search algorithm is defined explici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17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9:57:08.658397457</meta:creation-date>
    <dc:date>2019-11-06T10:00:31.080750349</dc:date>
    <meta:editing-duration>PT3M22S</meta:editing-duration>
    <meta:editing-cycles>1</meta:editing-cycles>
    <meta:document-statistic meta:table-count="0" meta:image-count="0" meta:object-count="0" meta:page-count="2" meta:paragraph-count="45" meta:word-count="129" meta:character-count="1696" meta:non-whitespace-character-count="1431"/>
    <meta:generator>LibreOffice/6.0.7.3$Linux_X86_64 LibreOffice_project/00m0$Build-3</meta:generator>
  </office:meta>
</office:document-meta>
</file>